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 serif" svg:font-family="'sans serif', 'Droid Sans Mono', monospace, monospace"/>
  </office:font-face-decls>
  <office:automatic-styles>
    <style:style style:name="P1" style:family="paragraph" style:parent-style-name="Text_20_body">
      <style:text-properties officeooo:paragraph-rsid="001924d1"/>
    </style:style>
    <style:style style:name="P2" style:family="paragraph" style:parent-style-name="Text_20_body">
      <style:text-properties officeooo:rsid="001924d1" officeooo:paragraph-rsid="001924d1"/>
    </style:style>
    <style:style style:name="P3" style:family="paragraph" style:parent-style-name="Heading_20_1">
      <style:text-properties officeooo:rsid="001924d1" officeooo:paragraph-rsid="001924d1"/>
    </style:style>
    <style:style style:name="P4" style:family="paragraph" style:parent-style-name="Text_20_body" style:list-style-name="L1">
      <style:text-properties officeooo:rsid="001924d1" officeooo:paragraph-rsid="001924d1"/>
    </style:style>
    <style:style style:name="P5" style:family="paragraph" style:parent-style-name="Text_20_body" style:list-style-name="L1">
      <style:text-properties officeooo:rsid="001a0de9" officeooo:paragraph-rsid="001a0de9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officeooo:rsid="001a0de9" officeooo:paragraph-rsid="001a0de9"/>
    </style:style>
    <style:style style:name="P7" style:family="paragraph" style:parent-style-name="Text_20_body" style:list-style-name="L1">
      <style:text-properties officeooo:rsid="001ae9b2" officeooo:paragraph-rsid="001ae9b2"/>
    </style:style>
    <style:style style:name="P8" style:family="paragraph" style:parent-style-name="Text_20_body" style:list-style-name="L1">
      <style:text-properties officeooo:rsid="001ced18" officeooo:paragraph-rsid="001ced18"/>
    </style:style>
    <style:style style:name="P9" style:family="paragraph" style:parent-style-name="Text_20_body">
      <style:paragraph-properties fo:margin-left="1.251cm" fo:margin-right="0cm" fo:text-indent="0cm" style:auto-text-indent="false"/>
      <style:text-properties officeooo:paragraph-rsid="001ced18"/>
    </style:style>
    <style:style style:name="T1" style:family="text">
      <style:text-properties officeooo:rsid="001c9828"/>
    </style:style>
    <style:style style:name="T2" style:family="text">
      <style:text-properties style:text-underline-style="none"/>
    </style:style>
    <style:style style:name="T3" style:family="text">
      <style:text-properties officeooo:rsid="001ced18"/>
    </style:style>
    <style:style style:name="T4" style:family="text">
      <style:text-properties fo:color="#000000" loext:opacity="100%" style:font-name="FreeSerif" fo:font-weight="normal" officeooo:rsid="001ced18" fo:background-color="transparent" loext:char-shading-value="0" style:font-weight-asian="normal" style:font-weight-complex="normal"/>
    </style:style>
    <style:style style:name="T5" style:family="text">
      <style:text-properties fo:color="#000000" loext:opacity="100%" style:font-name="Liberation Serif" fo:font-size="12pt" fo:font-weight="normal" fo:background-color="transparent" loext:char-shading-value="0" style:font-weight-asian="normal" style:font-weight-complex="normal"/>
    </style:style>
    <style:style style:name="T6" style:family="text">
      <style:text-properties fo:color="#000000" loext:opacity="100%" style:font-name="Liberation Serif" fo:font-size="12pt" fo:font-weight="normal" officeooo:rsid="001ced18" fo:background-color="transparent" loext:char-shading-value="0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Questionnaire</text:h>
      <text:p text:style-name="P1"/>
      <text:list xml:id="list2170958915" text:style-name="L1">
        <text:list-item>
          <text:p text:style-name="P4">When do we use a ModelForm to build a form?</text:p>
        </text:list-item>
      </text:list>
      <text:p text:style-name="P2"><text:tab/><text:span text:style-name="T1">Cuando queremos </text:span><text:span text:style-name="T3">crear un form relacionado con un modelo. Genera los campos del <text:tab/>formulario basado en el modelo, es usado cuando quieres modficar, crear y eliminar a través <text:tab/>del formulario.</text:span></text:p>
      <text:list xml:id="list91248112771391" text:continue-numbering="true" text:style-name="L1">
        <text:list-item>
          <text:p text:style-name="P4">When do we use a Form class to build a form?</text:p>
          <text:p text:style-name="P8"><text:span text:style-name="T2">Cuando el formulario no está directamente relacionado con la base de datos.</text:span><text:span text:style-name="T2"/></text:p>
        </text:list-item>
        <text:list-item>
          <text:p text:style-name="P4">Difference between the get and post method in the Class Views.</text:p>
          <text:p text:style-name="P8">El método get se usa la primera vez que se envía el formulario. El método post el resto de ocasiones.</text:p>
        </text:list-item>
        <text:list-item>
          <text:p text:style-name="P5">Is the following code correct? Explain the reason.</text:p>
        </text:list-item>
      </text:list>
      <text:p text:style-name="P6"><text:s text:c="2"/>&lt;form method=”post”&gt;<text:line-break/> <text:s text:c="3"/>&lt;label for="username"&gt;Your name&lt;/label&gt;<text:line-break/> <text:s text:c="3"/>&lt;input id="username" name="username" type="text"&gt;<text:line-break/> <text:s text:c="3"/>&lt;button&gt;Send&lt;/button&gt;<text:line-break/> <text:s/>&lt;/form&gt;</text:p>
      <text:p text:style-name="P9"><text:span text:style-name="T3">Al ser método post, faltaría añadir en la línea siguiente</text:span><text:span text:style-name="T4"> </text:span><text:span text:style-name="T5">{% csrf_token %} </text:span><text:span text:style-name="T6">que sirve como seguridad contra ataques</text:span></text:p>
      <text:list xml:id="list91248771291458" text:continue-numbering="true" text:style-name="L1">
        <text:list-item>
          <text:p text:style-name="P7">Which of the Class Views that we have studied can be used without a model?</text:p>
          <text:p text:style-name="P8">FormView, TemplateView</text:p>
        </text:list-item>
        <text:list-item>
          <text:p text:style-name="P7">Indicate the diferences between the FormView and the CreateView?</text:p>
          <text:p text:style-name="P8">FormView es usado para procesar formularios genéricos, en cambio, CreateView se usa para crear instancias de un modelo</text:p>
        </text:list-item>
        <text:list-item>
          <text:p text:style-name="P7">Is it necessary to have a ModelForm in order to use a CreateView? What is the advantage of using a ModelForm in this case?</text:p>
          <text:p text:style-name="P8">No es necesario usar ModelForm para usar CreateView ya que se puede usar directamente contra el modelo. En cambio ModelForm permite mayor personalización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 serif" svg:font-family="'sans serif', 'Droid Sans Mono', 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20:35:18.559000000</meta:creation-date>
    <dc:date>2025-02-10T09:12:46.653468592</dc:date>
    <meta:editing-duration>PT32M33S</meta:editing-duration>
    <meta:editing-cycles>5</meta:editing-cycles>
    <meta:generator>LibreOffice/7.4.7.2$Linux_X86_64 LibreOffice_project/40$Build-2</meta:generator>
    <meta:document-statistic meta:table-count="0" meta:image-count="0" meta:object-count="0" meta:page-count="1" meta:paragraph-count="16" meta:word-count="231" meta:character-count="1415" meta:non-whitespace-character-count="1188"/>
  </office:meta>
</office:document-meta>
</file>